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" svg:font-family="Monosp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dddddd" draw:textarea-horizontal-align="justify" draw:textarea-vertical-align="top" draw:auto-grow-height="false" fo:min-height="6.683cm" fo:min-width="3.893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ffe994" draw:textarea-horizontal-align="justify" draw:textarea-vertical-align="middle" draw:auto-grow-height="false" fo:min-height="0.968cm" fo:min-width="2.623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dddddd" draw:textarea-horizontal-align="justify" draw:textarea-vertical-align="top" draw:auto-grow-height="false" fo:min-height="6.683cm" fo:min-width="8.973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8cm" draw:marker-end-width="0.28cm" draw:fill="solid" draw:fill-color="#ffe994" draw:textarea-horizontal-align="justify" draw:textarea-vertical-align="middle" draw:auto-grow-height="false" fo:min-height="3.408cm" fo:min-width="8.201cm" fo:padding-top="0.152cm" fo:padding-bottom="0.152cm" fo:padding-left="0.277cm" fo:padding-right="0.277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b4c7dc" draw:textarea-horizontal-align="justify" draw:textarea-vertical-align="top" draw:auto-grow-height="false" fo:min-height="2.873cm" fo:min-width="2.623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81d41a" draw:textarea-horizontal-align="justify" draw:textarea-vertical-align="middle" draw:auto-grow-height="false" fo:min-height="0.333cm" fo:min-width="0.507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.14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b4c7dc" draw:textarea-horizontal-align="justify" draw:textarea-vertical-align="middle" draw:auto-grow-height="false" fo:min-height="2.873cm" fo:min-width="1.353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0cm" fo:min-width="1.756cm" fo:padding-top="0.139cm" fo:padding-bottom="0.139cm" fo:padding-left="0.264cm" fo:padding-right="0.264cm"/>
    </style:style>
    <style:style style:name="gr10" style:family="graphic" style:parent-style-name="standard">
      <style:graphic-properties svg:stroke-width="0.053cm" svg:stroke-color="#000000" draw:marker-start-width="0.28cm" draw:marker-end-width="0.28cm" draw:fill="solid" draw:fill-color="#ffe994" draw:textarea-horizontal-align="justify" draw:textarea-vertical-align="middle" draw:auto-grow-height="false" fo:min-height="0.714cm" fo:min-width="8.201cm" fo:padding-top="0.152cm" fo:padding-bottom="0.152cm" fo:padding-left="0.277cm" fo:padding-right="0.277cm"/>
      <style:paragraph-properties style:writing-mode="lr-tb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0.435cm" fo:min-width="0.749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solid" draw:fill-color="#dddddd" draw:textarea-horizontal-align="justify" draw:textarea-vertical-align="middle" draw:auto-grow-height="false" fo:min-height="2.238cm" fo:min-width="3.893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solid" draw:fill-color="#81d41a" draw:textarea-horizontal-align="justify" draw:textarea-vertical-align="middle" draw:auto-grow-height="false" fo:min-height="0.968cm" fo:min-width="1.353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solid" draw:fill-color="#ffe994" draw:textarea-horizontal-align="justify" draw:textarea-vertical-align="middle" draw:auto-grow-height="false" fo:min-height="0.91cm" fo:min-width="3.893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solid" draw:fill-color="#ffe994" draw:textarea-horizontal-align="justify" draw:textarea-vertical-align="middle" draw:auto-grow-height="false" fo:min-height="0.968cm" fo:min-width="3.893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solid" draw:fill-color="#e16173" draw:textarea-horizontal-align="justify" draw:textarea-vertical-align="middle" draw:auto-grow-height="false" fo:min-height="0.968cm" fo:min-width="2.623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solid" draw:fill-color="#e16173" draw:textarea-horizontal-align="justify" draw:textarea-vertical-align="middle" draw:auto-grow-height="false" fo:min-height="0.968cm" fo:min-width="3.258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solid" draw:fill-color="#b4c7dc" draw:textarea-horizontal-align="justify" draw:textarea-vertical-align="middle" draw:auto-grow-height="false" fo:min-height="0.968cm" fo:min-width="3.605cm" fo:padding-top="0.151cm" fo:padding-bottom="0.151cm" fo:padding-left="0.276cm" fo:padding-right="0.276cm"/>
      <style:paragraph-properties style:writing-mode="lr-tb"/>
    </style:style>
    <style:style style:name="gr20" style:family="graphic" style:parent-style-name="objectwithoutfill">
      <style:graphic-properties svg:stroke-width="0.081cm" svg:stroke-color="#000000" draw:marker-start-width="0.321cm" draw:marker-end="Arrowheads_20_8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1cm" svg:stroke-color="#000000" draw:marker-start-width="0.321cm" draw:marker-end="Arrowheads_20_10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81cm" svg:stroke-color="#000000" draw:marker-start-width="0.321cm" draw:marker-end="Arrowheads_20_12" draw:marker-end-width="0.421cm" draw:fill="none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81cm" svg:stroke-color="#000000" draw:marker-start-width="0.321cm" draw:marker-end="Arrowheads_20_13" draw:marker-end-width="0.421cm" draw:fill="none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81cm" svg:stroke-color="#000000" draw:marker-start-width="0.321cm" draw:marker-end="Arrowheads_20_14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1cm" svg:stroke-color="#000000" draw:marker-start-width="0.321cm" draw:marker-end="Arrowheads_20_15" draw:marker-end-width="0.421cm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svg:stroke-width="0.081cm" svg:stroke-color="#000000" draw:marker-start-width="0.321cm" draw:marker-end="Arrowheads_20_17" draw:marker-end-width="0.421cm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1cm" svg:stroke-color="#000000" draw:marker-start-width="0.321cm" draw:marker-end="Arrowheads_20_18" draw:marker-end-width="0.421cm" draw:fill="none" draw:textarea-vertical-align="middle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1cm" svg:stroke-color="#000000" draw:marker-start="Arrowheads_20_19" draw:marker-start-width="0.421cm" draw:marker-end="Arrowheads_20_20" draw:marker-end-width="0.421cm" draw:fill="none" draw:textarea-vertical-align="middle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81cm" svg:stroke-color="#000000" draw:marker-start="Arrowheads_20_23" draw:marker-start-width="0.421cm" draw:marker-end="Arrowheads_20_24" draw:marker-end-width="0.421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8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739cm"/>
      <style:paragraph-properties style:writing-mode="lr-tb"/>
    </style:style>
    <style:style style:name="gr33" style:family="graphic" style:parent-style-name="objectwithoutfill">
      <style:graphic-properties svg:stroke-width="0.081cm" svg:stroke-color="#000000" draw:marker-start-width="0.321cm" draw:marker-end="Arrowheads_20_29" draw:marker-end-width="0.421cm" draw:fill="none" draw:textarea-vertical-align="middle" fo:padding-top="0.165cm" fo:padding-bottom="0.165cm" fo:padding-left="0.29cm" fo:padding-right="0.29cm"/>
    </style:style>
    <style:style style:name="gr34" style:family="graphic" style:parent-style-name="objectwithoutfill">
      <style:graphic-properties svg:stroke-width="0.035cm" svg:stroke-color="#000000" draw:marker-start-width="0.252cm" draw:marker-end="Arrowheads_20_31" draw:marker-end-width="0.352cm" draw:fill="none" draw:textarea-vertical-align="middle" fo:padding-top="0.142cm" fo:padding-bottom="0.142cm" fo:padding-left="0.267cm" fo:padding-right="0.267cm"/>
    </style:style>
    <style:style style:name="gr35" style:family="graphic" style:parent-style-name="objectwithoutfill">
      <style:graphic-properties svg:stroke-width="0.035cm" svg:stroke-color="#000000" draw:marker-start-width="0.252cm" draw:marker-end="Arrowheads_20_32" draw:marker-end-width="0.352cm" draw:fill="none" draw:textarea-vertical-align="middle" fo:padding-top="0.142cm" fo:padding-bottom="0.142cm" fo:padding-left="0.267cm" fo:padding-right="0.267cm"/>
    </style:style>
    <style:style style:name="gr36" style:family="graphic" style:parent-style-name="objectwithoutfill">
      <style:graphic-properties svg:stroke-width="0.035cm" svg:stroke-color="#000000" draw:marker-start-width="0.252cm" draw:marker-end="Arrowheads_20_33" draw:marker-end-width="0.352cm" draw:fill="none" draw:textarea-vertical-align="middle" fo:padding-top="0.142cm" fo:padding-bottom="0.142cm" fo:padding-left="0.267cm" fo:padding-right="0.267cm"/>
    </style:style>
    <style:style style:name="gr37" style:family="graphic" style:parent-style-name="objectwithoutfill">
      <style:graphic-properties svg:stroke-width="0.035cm" svg:stroke-color="#000000" draw:marker-start-width="0.252cm" draw:marker-end="Arrowheads_20_34" draw:marker-end-width="0.352cm" draw:fill="none" draw:textarea-vertical-align="middle" fo:padding-top="0.142cm" fo:padding-bottom="0.142cm" fo:padding-left="0.267cm" fo:padding-right="0.26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006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3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857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78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18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434cm"/>
      <style:paragraph-properties style:writing-mode="lr-tb"/>
    </style:style>
    <style:style style:name="gr44" style:family="graphic" style:parent-style-name="standard">
      <style:graphic-properties svg:stroke-width="0.053cm" svg:stroke-color="#000000" draw:marker-start-width="0.279cm" draw:marker-end-width="0.279cm" draw:fill="solid" draw:fill-color="#b4c7dc" draw:textarea-horizontal-align="justify" draw:textarea-vertical-align="middle" draw:auto-grow-height="false" fo:min-height="0.968cm" fo:min-width="1.7cm" fo:padding-top="0.151cm" fo:padding-bottom="0.151cm" fo:padding-left="0.276cm" fo:padding-right="0.276cm"/>
      <style:paragraph-properties style:writing-mode="lr-tb"/>
    </style:style>
    <style:style style:name="gr45" style:family="graphic" style:parent-style-name="objectwithoutfill">
      <style:graphic-properties svg:stroke-width="0.035cm" svg:stroke-color="#000000" draw:marker-start-width="0.252cm" draw:marker-end="Arrowheads_20_35" draw:marker-end-width="0.352cm" draw:fill="none" draw:textarea-vertical-align="middle" fo:padding-top="0.142cm" fo:padding-bottom="0.142cm" fo:padding-left="0.267cm" fo:padding-right="0.267cm"/>
    </style:style>
    <style:style style:name="gr46" style:family="graphic" style:parent-style-name="objectwithoutfill">
      <style:graphic-properties svg:stroke-width="0.035cm" svg:stroke-color="#000000" draw:marker-start-width="0.252cm" draw:marker-end="Arrowheads_20_36" draw:marker-end-width="0.352cm" draw:fill="none" draw:textarea-vertical-align="middle" fo:padding-top="0.142cm" fo:padding-bottom="0.142cm" fo:padding-left="0.267cm" fo:padding-right="0.267cm"/>
    </style:style>
    <style:style style:name="gr47" style:family="graphic" style:parent-style-name="objectwithoutfill">
      <style:graphic-properties svg:stroke-width="0.035cm" svg:stroke-color="#000000" draw:marker-start-width="0.252cm" draw:marker-end="Arrowheads_20_37" draw:marker-end-width="0.352cm" draw:fill="none" draw:textarea-vertical-align="middle" fo:padding-top="0.142cm" fo:padding-bottom="0.142cm" fo:padding-left="0.267cm" fo:padding-right="0.267cm"/>
    </style:style>
    <style:style style:name="gr48" style:family="graphic" style:parent-style-name="objectwithoutfill">
      <style:graphic-properties svg:stroke-width="0.035cm" svg:stroke-color="#000000" draw:marker-start-width="0.252cm" draw:marker-end="Arrowheads_20_38" draw:marker-end-width="0.352cm" draw:fill="none" draw:textarea-vertical-align="middle" fo:padding-top="0.142cm" fo:padding-bottom="0.142cm" fo:padding-left="0.267cm" fo:padding-right="0.26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485cm"/>
      <style:paragraph-properties style:writing-mode="lr-tb"/>
    </style:style>
    <style:style style:name="gr50" style:family="graphic" style:parent-style-name="objectwithoutfill">
      <style:graphic-properties svg:stroke-width="0.081cm" svg:stroke-color="#000000" draw:marker-start-width="0.321cm" draw:marker-end="Arrowheads_20_39" draw:marker-end-width="0.421cm" draw:fill="none" draw:textarea-vertical-align="middle" fo:padding-top="0.165cm" fo:padding-bottom="0.165cm" fo:padding-left="0.29cm" fo:padding-right="0.29cm"/>
    </style:style>
    <style:style style:name="gr51" style:family="graphic" style:parent-style-name="objectwithoutfill">
      <style:graphic-properties svg:stroke-width="0.081cm" svg:stroke-color="#000000" draw:marker-start-width="0.321cm" draw:marker-end="Arrowheads_20_41" draw:marker-end-width="0.421cm" draw:fill="none" draw:textarea-vertical-align="middle" fo:padding-top="0.165cm" fo:padding-bottom="0.165cm" fo:padding-left="0.29cm" fo:padding-right="0.29cm"/>
    </style:style>
    <style:style style:name="gr52" style:family="graphic" style:parent-style-name="standard">
      <style:graphic-properties draw:stroke="solid" draw:stroke-dash="Long_20_Dash" svg:stroke-width="0.035cm" svg:stroke-color="#000000" draw:marker-start-width="0.252cm" draw:marker-end-width="0.252cm" svg:stroke-linecap="butt" draw:fill="solid" draw:fill-color="#ffe994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53" style:family="graphic" style:parent-style-name="standard">
      <style:graphic-properties svg:stroke-width="0.035cm" svg:stroke-color="#000000" draw:marker-start-width="0.252cm" draw:marker-end-width="0.252cm" draw:fill="solid" draw:fill-color="#ffe994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54" style:family="graphic" style:parent-style-name="objectwithoutfill">
      <style:graphic-properties svg:stroke-width="0.159cm" svg:stroke-color="#000000" draw:marker-start-width="0.438cm" draw:marker-end="Arrowheads_20_42" draw:marker-end-width="0.538cm" draw:fill="none" draw:textarea-vertical-align="middle" fo:padding-top="0.204cm" fo:padding-bottom="0.204cm" fo:padding-left="0.329cm" fo:padding-right="0.32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727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433cm" fo:min-width="0.332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59" style:family="graphic" style:parent-style-name="standard">
      <style:graphic-properties draw:stroke="dash" draw:stroke-dash="Long_20_Dash" svg:stroke-width="0.035cm" svg:stroke-color="#000000" draw:marker-start-width="0.252cm" draw:marker-end-width="0.252cm" svg:stroke-linecap="butt" draw:fill="solid" draw:fill-color="#ffe994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1" style:family="graphic" style:parent-style-name="standard">
      <style:graphic-properties draw:stroke="solid" draw:stroke-dash="Long_20_Dash" svg:stroke-width="0.035cm" svg:stroke-color="#000000" draw:marker-start-width="0.252cm" draw:marker-end-width="0.252cm" svg:stroke-linecap="butt" draw:fill="solid" draw:fill-color="#81d41a" draw:textarea-horizontal-align="justify" draw:textarea-vertical-align="middle" draw:auto-grow-height="false" fo:min-height="1.468cm" fo:min-width="1.217cm" fo:padding-top="0.142cm" fo:padding-bottom="0.142cm" fo:padding-left="0.267cm" fo:padding-right="0.267cm"/>
      <style:paragraph-properties style:writing-mode="lr-tb"/>
    </style:style>
    <style:style style:name="gr62" style:family="graphic" style:parent-style-name="standard">
      <style:graphic-properties svg:stroke-width="0.035cm" svg:stroke-color="#000000" draw:marker-start-width="0.252cm" draw:marker-end-width="0.252cm" draw:fill="solid" draw:fill-color="#81d41a" draw:textarea-horizontal-align="justify" draw:textarea-vertical-align="middle" draw:auto-grow-height="false" fo:min-height="1.468cm" fo:min-width="1.218cm" fo:padding-top="0.142cm" fo:padding-bottom="0.142cm" fo:padding-left="0.267cm" fo:padding-right="0.267cm"/>
      <style:paragraph-properties style:writing-mode="lr-tb"/>
    </style:style>
    <style:style style:name="gr63" style:family="graphic" style:parent-style-name="standard">
      <style:graphic-properties svg:stroke-width="0.035cm" svg:stroke-color="#000000" draw:marker-start-width="0.252cm" draw:marker-end-width="0.252cm" draw:fill="solid" draw:fill-color="#81d41a" draw:textarea-horizontal-align="justify" draw:textarea-vertical-align="middle" draw:auto-grow-height="false" fo:min-height="1.468cm" fo:min-width="1.217cm" fo:padding-top="0.142cm" fo:padding-bottom="0.142cm" fo:padding-left="0.267cm" fo:padding-right="0.267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9cm" fo:min-width="5.167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8cm" fo:min-width="2.363cm"/>
      <style:paragraph-properties style:writing-mode="lr-tb"/>
    </style:style>
    <style:style style:name="gr66" style:family="graphic" style:parent-style-name="objectwithoutfill">
      <style:graphic-properties draw:stroke="dash" draw:stroke-dash="Long_20_Dash" svg:stroke-width="0.106cm" svg:stroke-color="#000000" draw:marker-start-width="0.359cm" draw:marker-end-width="0.359cm" svg:stroke-linecap="butt" draw:fill="none" draw:textarea-vertical-align="middle" fo:padding-top="0.178cm" fo:padding-bottom="0.178cm" fo:padding-left="0.303cm" fo:padding-right="0.303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9cm" fo:min-width="2.414cm"/>
      <style:paragraph-properties style:writing-mode="lr-tb"/>
    </style:style>
    <style:style style:name="gr68" style:family="graphic" style:parent-style-name="standard">
      <style:graphic-properties svg:stroke-color="#000000" draw:fill-color="#ffe994" draw:textarea-horizontal-align="justify" draw:textarea-vertical-align="middle" draw:auto-grow-height="false" fo:min-height="0.385cm" fo:min-width="7.12cm"/>
    </style:style>
    <style:style style:name="gr69" style:family="graphic" style:parent-style-name="standard">
      <style:graphic-properties svg:stroke-color="#000000" draw:fill-color="#ffe994" draw:textarea-horizontal-align="justify" draw:textarea-vertical-align="middle" draw:auto-grow-height="false" fo:min-height="0.385cm" fo:min-width="7.12cm"/>
      <style:paragraph-properties style:writing-mode="lr-tb"/>
    </style:style>
    <style:style style:name="gr70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1" style:family="graphic" style:parent-style-name="objectwithoutfill">
      <style:graphic-properties svg:stroke-width="0.106cm" svg:stroke-color="#000000" draw:marker-start-width="0.359cm" draw:marker-end="Arrowheads_20_43" draw:marker-end-width="0.459cm" draw:fill="none" draw:textarea-vertical-align="middle" fo:padding-top="0.178cm" fo:padding-bottom="0.178cm" fo:padding-left="0.303cm" fo:padding-right="0.303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8cm" fo:min-width="0.14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dddddd"/>
      <style:paragraph-properties fo:text-align="center" style:writing-mode="lr-tb"/>
    </style:style>
    <style:style style:name="P3" style:family="paragraph">
      <loext:graphic-properties draw:fill="solid" draw:fill-color="#ffe994"/>
      <style:paragraph-properties fo:text-align="center" style:writing-mode="lr-tb"/>
    </style:style>
    <style:style style:name="P4" style:family="paragraph">
      <loext:graphic-properties draw:fill="solid" draw:fill-color="#b4c7dc"/>
      <style:paragraph-properties fo:text-align="center" style:writing-mode="lr-tb"/>
    </style:style>
    <style:style style:name="P5" style:family="paragraph">
      <loext:graphic-properties draw:fill="solid" draw:fill-color="#81d41a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loext:graphic-properties draw:fill="solid" draw:fill-color="#ffe994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e16173"/>
      <style:paragraph-properties fo:text-align="center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style:paragraph-properties fo:text-align="center" style:writing-mode="lr-tb"/>
      <style:text-properties fo:font-size="18pt"/>
    </style:style>
    <style:style style:name="P18" style:family="paragraph">
      <loext:graphic-properties draw:fill="solid" draw:fill-color="#ffe994"/>
      <style:paragraph-properties fo:text-align="center" style:writing-mode="lr-tb"/>
      <style:text-properties fo:font-size="18pt"/>
    </style:style>
    <style:style style:name="P19" style:family="paragraph">
      <loext:graphic-properties draw:fill="none" draw:fill-color="#ffffff"/>
      <style:paragraph-properties style:writing-mode="lr-tb"/>
      <style:text-properties fo:font-size="18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style:paragraph-properties fo:text-align="center" style:writing-mode="lr-tb"/>
      <style:text-properties style:font-name="Courier New" fo:font-size="18pt"/>
    </style:style>
    <style:style style:name="P23" style:family="paragraph">
      <loext:graphic-properties draw:fill="solid" draw:fill-color="#81d41a"/>
      <style:paragraph-properties fo:text-align="center" style:writing-mode="lr-tb"/>
      <style:text-properties style:font-name="Courier New" fo:font-size="18pt" style:font-size-asian="14pt" style:font-size-complex="14pt"/>
    </style:style>
    <style:style style:name="P24" style:family="paragraph">
      <style:paragraph-properties fo:text-align="center"/>
      <style:text-properties style:font-name="Liberation Sans1"/>
    </style:style>
    <style:style style:name="P25" style:family="paragraph">
      <loext:graphic-properties draw:fill="none" draw:fill-color="#ffffff"/>
      <style:paragraph-properties fo:text-align="center" style:writing-mode="lr-tb"/>
      <style:text-properties style:font-name="Liberation Sans1" fo:font-size="28pt" style:font-size-asian="28pt" style:font-size-complex="28pt"/>
    </style:style>
    <style:style style:name="P26" style:family="paragraph">
      <style:text-properties style:font-name="Liberation Sans1"/>
    </style:style>
    <style:style style:name="P27" style:family="paragraph">
      <loext:graphic-properties draw:fill="none" draw:fill-color="#ffffff"/>
      <style:paragraph-properties style:writing-mode="lr-tb"/>
      <style:text-properties style:font-name="Liberation Sans1" fo:font-size="28pt" style:font-size-asian="28pt" style:font-size-complex="28pt"/>
    </style:style>
    <style:style style:name="P28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29" style:family="paragraph">
      <style:paragraph-properties fo:margin-left="0cm" fo:margin-right="0cm" fo:margin-top="0cm" fo:margin-bottom="0cm" fo:line-height="100%" fo:text-align="center" fo:text-indent="0cm"/>
      <style:text-properties style:font-name="Liberation Sans1"/>
    </style:style>
    <style:style style:name="P30" style:family="paragraph">
      <loext:graphic-properties draw:fill="none" draw:fill-color="#ffffff"/>
      <style:paragraph-properties fo:text-align="center" style:writing-mode="lr-tb"/>
      <style:text-properties style:font-name="Liberation Sans1" fo:font-size="36pt" style:font-size-asian="36pt" style:font-size-complex="36pt"/>
    </style:style>
    <style:style style:name="P31" style:family="paragraph">
      <loext:graphic-properties draw:fill-color="#ffe994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33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-8% 58%" fo:font-size="12pt" style:font-size-asian="12pt" style:font-size-complex="12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8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font-name="Liberation Sans1" fo:font-size="21pt" style:font-size-asian="21pt" style:font-size-complex="21pt"/>
    </style:style>
    <style:style style:name="T1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>
            <draw:custom-shape draw:style-name="gr1" draw:text-style-name="P2" draw:layer="layout" svg:width="4.445cm" svg:height="6.985cm" svg:x="20.385cm" svg:y="3.81cm">
              <text:p text:style-name="P1">Memory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3.175cm" svg:height="1.27cm" svg:x="21.02cm" svg:y="5.98cm">
              <text:p text:style-name="P1"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3.175cm" svg:height="1.27cm" svg:x="21.02cm" svg:y="7.985cm">
              <text:p text:style-name="P1"><text:span text:style-name="T1">D</text:span><text:span text:style-name="T1">a</text:span><text:span text:style-name="T1">t</text:span><text:span text:style-name="T1">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2" draw:layer="layout" svg:width="9.525cm" svg:height="6.985cm" svg:x="8.945cm" svg:y="3.81cm">
              <text:p text:style-name="P1">CPU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8.755cm" svg:height="3.712cm" svg:x="9.414cm" svg:y="6.678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5" draw:text-style-name="P4" draw:layer="layout" svg:width="3.175cm" svg:height="3.175cm" svg:x="14.66cm" svg:y="6.985cm">
                <text:p text:style-name="P1"><text:span text:style-name="T2">Registers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5" draw:layer="layout" svg:width="1.059cm" svg:height="0.635cm" svg:x="15.718cm" svg:y="7.82cm">
                <text:p text:style-name="P1"><text:span text:style-name="T3">R</text:span><text:span text:style-name="T4">1</text:span></text:p>
                <draw:enhanced-geometry svg:viewBox="0 0 21600 21600" draw:type="rectangle" draw:enhanced-path="M 0 0 L 21600 0 21600 21600 0 21600 0 0 Z N"/>
              </draw:custom-shape>
              <draw:frame draw:style-name="gr7" draw:text-style-name="P6" draw:layer="layout" svg:width="0.784cm" svg:height="0.763cm" svg:x="15.812cm" svg:y="8.447cm">
                <draw:text-box>
                  <text:p><text:span text:style-name="T2">⋮</text:span></text:p>
                </draw:text-box>
              </draw:frame>
              <draw:custom-shape draw:style-name="gr6" draw:text-style-name="P5" draw:layer="layout" svg:width="1.059cm" svg:height="0.635cm" svg:x="15.718cm" svg:y="9.297cm">
                <text:p text:style-name="P1"><text:span text:style-name="T3">R</text:span><text:span text:style-name="T4">n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8" draw:text-style-name="P4" draw:layer="layout" svg:width="1.905cm" svg:height="3.175cm" svg:x="9.743cm" svg:y="6.985cm">
              <text:p text:style-name="P1">ALU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7" draw:layer="layout" svg:width="2.54cm" svg:height="0.935cm" svg:x="11.897cm" svg:y="8.055cm">
              <text:p/>
              <draw:enhanced-geometry svg:viewBox="0 0 21600 21600" draw:text-areas="?f5 ?f1 ?f6 ?f3" draw:type="left-right-arrow" draw:modifiers="4828.33530106257 8361.29032258065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10" draw:text-style-name="P3" draw:layer="layout" svg:width="8.755cm" svg:height="1.018cm" svg:x="9.418cm" svg:y="5.08cm">
              <text:p text:style-name="P1"><text:span text:style-name="T5">Co</text:span><text:span text:style-name="T5">ntr</text:span><text:span text:style-name="T5">ol </text:span><text:span text:style-name="T5">Un</text:span><text:span text:style-name="T5">i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4.445cm" svg:height="6.985cm" svg:x="2.54cm" svg:y="3.81cm">
              <text:p text:style-name="P1">IO</text:p>
              <draw:enhanced-geometry svg:viewBox="0 0 21600 21600" draw:type="rectangle" draw:enhanced-path="M 0 0 L 21600 0 21600 21600 0 21600 0 0 Z N"/>
            </draw:custom-shape>
            <draw:custom-shape draw:style-name="gr2" draw:text-style-name="P9" draw:layer="layout" svg:width="3.175cm" svg:height="1.27cm" svg:x="3.175cm" svg:y="5.98cm">
              <text:p text:style-name="P8"><text:span text:style-name="T2">Out</text:span><text:span text:style-name="T2">put </text:span><text:span text:style-name="T2">De</text:span><text:span text:style-name="T2">vic</text:span><text:span text:style-name="T2">es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3.175cm" svg:height="1.27cm" svg:x="3.175cm" svg:y="7.985cm">
              <text:p text:style-name="P1"><text:span text:style-name="T2">Inp</text:span><text:span text:style-name="T2">ut </text:span><text:span text:style-name="T2">De</text:span><text:span text:style-name="T2">vic</text:span><text:span text:style-name="T2">es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7" draw:layer="layout" svg:width="1.905cm" svg:height="1.27cm" svg:x="6.985cm" svg:y="6.985cm">
            <text:p/>
  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" draw:text-style-name="P7" draw:layer="layout" svg:width="1.905cm" svg:height="1.27cm" svg:x="18.492cm" svg:y="6.985cm">
            <text:p/>
  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g>
          <draw:custom-shape draw:style-name="gr3" draw:text-style-name="P2" draw:layer="layout" svg:width="9.525cm" svg:height="6.985cm" svg:x="9.515cm" svg:y="3.81cm">
            <text:p text:style-name="P1">CPU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8.755cm" svg:height="3.712cm" svg:x="9.984cm" svg:y="6.67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4" draw:layer="layout" svg:width="3.175cm" svg:height="3.175cm" svg:x="15.23cm" svg:y="6.985cm">
              <text:p text:style-name="P1"><text:span text:style-name="T2">Re</text:span><text:span text:style-name="T2">gist</text:span><text:span text:style-name="T2">ers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1.059cm" svg:height="0.635cm" svg:x="16.288cm" svg:y="7.82cm">
              <text:p text:style-name="P1"><text:span text:style-name="T3">R</text:span><text:span text:style-name="T4">1</text:span></text:p>
              <draw:enhanced-geometry svg:viewBox="0 0 21600 21600" draw:type="rectangle" draw:enhanced-path="M 0 0 L 21600 0 21600 21600 0 21600 0 0 Z N"/>
            </draw:custom-shape>
            <draw:frame draw:style-name="gr7" draw:text-style-name="P6" draw:layer="layout" svg:width="0.784cm" svg:height="0.763cm" svg:x="16.382cm" svg:y="8.447cm">
              <draw:text-box>
                <text:p><text:span text:style-name="T2">⋮</text:span></text:p>
              </draw:text-box>
            </draw:frame>
            <draw:custom-shape draw:style-name="gr6" draw:text-style-name="P5" draw:layer="layout" svg:width="1.059cm" svg:height="0.635cm" svg:x="16.288cm" svg:y="9.297cm">
              <text:p text:style-name="P1"><text:span text:style-name="T3">R</text:span><text:span text:style-name="T4">n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4" draw:layer="layout" svg:width="1.905cm" svg:height="3.175cm" svg:x="10.313cm" svg:y="6.985cm">
            <text:p text:style-name="P1">ALU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2.54cm" svg:height="0.935cm" svg:x="12.467cm" svg:y="8.055cm">
            <text:p/>
            <draw:enhanced-geometry svg:viewBox="0 0 21600 21600" draw:text-areas="?f5 ?f1 ?f6 ?f3" draw:type="left-right-arrow" draw:modifiers="4828.33530106257 8361.29032258065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0" draw:text-style-name="P3" draw:layer="layout" svg:width="8.755cm" svg:height="1.018cm" svg:x="9.988cm" svg:y="5.08cm">
            <text:p text:style-name="P1"><text:span text:style-name="T5">Control Uni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4.445cm" svg:height="6.985cm" svg:x="3.11cm" svg:y="3.81cm">
            <text:p text:style-name="P1">IO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3.175cm" svg:height="1.27cm" svg:x="3.745cm" svg:y="5.98cm">
            <text:p text:style-name="P8"><text:span text:style-name="T2">Output Device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175cm" svg:height="1.27cm" svg:x="3.745cm" svg:y="7.985cm">
            <text:p text:style-name="P1"><text:span text:style-name="T2">Input Devices</text:span></text:p>
            <draw:enhanced-geometry svg:viewBox="0 0 21600 21600" draw:type="rectangle" draw:enhanced-path="M 0 0 L 21600 0 21600 21600 0 21600 0 0 Z N"/>
          </draw:custom-shape>
        </draw:g>
        <draw:custom-shape draw:style-name="gr11" draw:text-style-name="P7" draw:layer="layout" svg:width="1.905cm" svg:height="1.27cm" svg:x="7.555cm" svg:y="6.985cm">
          <text:p/>
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7" draw:layer="layout" svg:width="1.905cm" svg:height="1.27cm" svg:x="19.05cm" svg:y="8.89cm">
          <text:p/>
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4.445cm" svg:height="2.54cm" svg:x="20.955cm" svg:y="3.81cm">
          <text:p text:style-name="P1">Program Memory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445cm" svg:height="2.54cm" svg:x="20.955cm" svg:y="8.255cm">
          <text:p text:style-name="P1">Data <text:line-break/>Memory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905cm" svg:height="1.27cm" svg:x="19.04cm" svg:y="4.445cm">
          <text:p/>
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4" draw:text-style-name="P5" xml:id="id13" draw:id="id13" draw:layer="layout" svg:width="1.905cm" svg:height="1.27cm" svg:x="11.551cm" svg:y="12.7cm">
          <text:p text:style-name="P1">SP</text:p>
          <draw:enhanced-geometry svg:viewBox="0 0 21600 21600" draw:type="rectangle" draw:enhanced-path="M 0 0 L 21600 0 21600 21600 0 21600 0 0 Z N"/>
        </draw:custom-shape>
        <draw:custom-shape draw:style-name="gr14" draw:text-style-name="P5" xml:id="id10" draw:id="id10" draw:layer="layout" svg:width="1.905cm" svg:height="1.27cm" svg:x="16.956cm" svg:y="4.936cm">
          <text:p text:style-name="P1">IP</text:p>
          <draw:enhanced-geometry svg:viewBox="0 0 21600 21600" draw:type="rectangle" draw:enhanced-path="M 0 0 L 21600 0 21600 21600 0 21600 0 0 Z N"/>
        </draw:custom-shape>
        <draw:custom-shape draw:style-name="gr14" draw:text-style-name="P5" xml:id="id3" draw:id="id3" draw:layer="layout" svg:width="1.905cm" svg:height="1.27cm" svg:x="8.188cm" svg:y="7.542cm">
          <text:p text:style-name="P1">I</text:p>
          <draw:enhanced-geometry svg:viewBox="0 0 21600 21600" draw:type="rectangle" draw:enhanced-path="M 0 0 L 21600 0 21600 21600 0 21600 0 0 Z N"/>
        </draw:custom-shape>
        <draw:custom-shape draw:style-name="gr14" draw:text-style-name="P5" xml:id="id12" draw:id="id12" draw:layer="layout" svg:width="1.905cm" svg:height="1.27cm" svg:x="14.091cm" svg:y="12.7cm">
          <text:p text:style-name="P1">DP</text:p>
          <draw:enhanced-geometry svg:viewBox="0 0 21600 21600" draw:type="rectangle" draw:enhanced-path="M 0 0 L 21600 0 21600 21600 0 21600 0 0 Z N"/>
        </draw:custom-shape>
        <draw:custom-shape draw:style-name="gr14" draw:text-style-name="P5" xml:id="id2" draw:id="id2" draw:layer="layout" svg:width="1.905cm" svg:height="1.27cm" svg:x="8.194cm" svg:y="4.936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14" draw:text-style-name="P5" xml:id="id4" draw:id="id4" draw:layer="layout" svg:width="1.905cm" svg:height="1.27cm" svg:x="8.186cm" svg:y="9.941cm">
          <text:p text:style-name="P1">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xml:id="id6" draw:id="id6" draw:layer="layout" svg:width="1.905cm" svg:height="1.27cm" svg:x="10.934cm" svg:y="4.936cm">
          <text:p text:style-name="P1">LS</text:p>
          <draw:enhanced-geometry svg:viewBox="0 0 21600 21600" draw:type="rectangle" draw:enhanced-path="M 0 0 L 21600 0 21600 21600 0 21600 0 0 Z N"/>
        </draw:custom-shape>
        <draw:custom-shape draw:style-name="gr15" draw:text-style-name="P3" xml:id="id9" draw:id="id9" draw:layer="layout" svg:width="4.445cm" svg:height="1.212cm" svg:x="11.493cm" svg:y="9.956cm"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16" draw:text-style-name="P3" xml:id="id5" draw:id="id5" draw:layer="layout" svg:width="4.445cm" svg:height="1.27cm" svg:x="11.493cm" svg:y="7.542cm">
          <text:p text:style-name="P1">ROM</text:p>
          <draw:enhanced-geometry svg:viewBox="0 0 21600 21600" draw:type="rectangle" draw:enhanced-path="M 0 0 L 21600 0 21600 21600 0 21600 0 0 Z N"/>
        </draw:custom-shape>
        <draw:custom-shape draw:style-name="gr17" draw:text-style-name="P11" xml:id="id7" draw:id="id7" draw:layer="layout" svg:width="3.175cm" svg:height="1.27cm" svg:x="3.711cm" svg:y="9.941cm">
          <text:p text:style-name="P1">Screen</text:p>
          <draw:enhanced-geometry svg:viewBox="0 0 21600 21600" draw:type="rectangle" draw:enhanced-path="M 0 0 L 21600 0 21600 21600 0 21600 0 0 Z N"/>
        </draw:custom-shape>
        <draw:custom-shape draw:style-name="gr18" draw:text-style-name="P11" xml:id="id8" draw:id="id8" draw:layer="layout" svg:width="3.81cm" svg:height="1.27cm" svg:x="7.206cm" svg:y="12.691cm">
          <text:p text:style-name="P1">Keyboard</text:p>
          <draw:enhanced-geometry svg:viewBox="0 0 21600 21600" draw:type="rectangle" draw:enhanced-path="M 0 0 L 21600 0 21600 21600 0 21600 0 0 Z N"/>
        </draw:custom-shape>
        <draw:custom-shape draw:style-name="gr19" draw:text-style-name="P4" xml:id="id1" draw:id="id1" draw:layer="layout" svg:width="4.157cm" svg:height="1.27cm" svg:x="7.094cm" svg:y="2.396cm">
          <text:p text:style-name="P1">Control Unit</text:p>
          <draw:enhanced-geometry svg:viewBox="0 0 21600 21600" draw:type="rectangle" draw:enhanced-path="M 0 0 L 21600 0 21600 21600 0 21600 0 0 Z N"/>
        </draw:custom-shape>
        <draw:connector draw:style-name="gr20" draw:text-style-name="P12" draw:layer="layout" draw:type="line" svg:x1="9.172cm" svg:y1="3.666cm" svg:x2="9.146cm" svg:y2="4.936cm" draw:start-shape="id1" draw:end-shape="id2" draw:end-glue-point="0" svg:d="M9172 3666l-26 1270" svg:viewBox="0 0 27 1271">
          <text:p/>
        </draw:connector>
        <draw:connector draw:style-name="gr21" draw:text-style-name="P12" draw:layer="layout" draw:type="line" svg:x1="9.146cm" svg:y1="6.206cm" svg:x2="9.14cm" svg:y2="7.542cm" draw:start-shape="id2" draw:start-glue-point="2" draw:end-shape="id3" draw:end-glue-point="0" svg:d="M9146 6206l-6 1336" svg:viewBox="0 0 7 1337">
          <text:p/>
        </draw:connector>
        <draw:connector draw:style-name="gr22" draw:text-style-name="P12" draw:layer="layout" draw:type="line" svg:x1="9.138cm" svg:y1="9.941cm" svg:x2="9.14cm" svg:y2="8.812cm" draw:start-shape="id4" draw:start-glue-point="0" draw:end-shape="id3" draw:end-glue-point="2" svg:d="M9138 9941l2-1129" svg:viewBox="0 0 3 1130">
          <text:p/>
        </draw:connector>
        <draw:connector draw:style-name="gr23" draw:text-style-name="P12" draw:layer="layout" draw:type="line" svg:x1="11.493cm" svg:y1="8.177cm" svg:x2="10.093cm" svg:y2="8.177cm" draw:start-shape="id5" draw:start-glue-point="3" draw:end-shape="id3" draw:end-glue-point="1" svg:d="M11493 8177h-1400" svg:viewBox="0 0 1401 1">
          <text:p/>
        </draw:connector>
        <draw:connector draw:style-name="gr24" draw:text-style-name="P12" draw:layer="layout" draw:line-skew="-0.033cm" svg:x1="11.886cm" svg:y1="6.206cm" svg:x2="9.14cm" svg:y2="7.542cm" draw:start-shape="id6" draw:start-glue-point="2" draw:end-shape="id3" draw:end-glue-point="0" svg:d="M11886 6206v635h-2746v701" svg:viewBox="0 0 2747 1337">
          <text:p/>
        </draw:connector>
        <draw:connector draw:style-name="gr25" draw:text-style-name="P12" draw:layer="layout" draw:line-skew="-1.03cm" svg:x1="8.188cm" svg:y1="8.177cm" svg:x2="7.094cm" svg:y2="3.031cm" draw:start-shape="id3" draw:start-glue-point="3" draw:end-shape="id1" draw:end-glue-point="3" svg:d="M8188 8177h-2652v-5146h1558" svg:viewBox="0 0 2653 5147">
          <text:p/>
        </draw:connector>
        <draw:connector draw:style-name="gr26" draw:text-style-name="P12" draw:layer="layout" draw:type="line" svg:x1="8.186cm" svg:y1="10.576cm" svg:x2="6.886cm" svg:y2="10.576cm" draw:start-shape="id4" draw:start-glue-point="3" draw:end-shape="id7" draw:end-glue-point="1" svg:d="M8186 10576h-1300" svg:viewBox="0 0 1301 1">
          <text:p/>
        </draw:connector>
        <draw:connector draw:style-name="gr27" draw:text-style-name="P12" draw:layer="layout" draw:type="line" svg:x1="9.111cm" svg:y1="12.691cm" svg:x2="9.138cm" svg:y2="11.211cm" draw:start-shape="id8" draw:start-glue-point="0" draw:end-shape="id4" draw:end-glue-point="2" svg:d="M9111 12691l27-1480" svg:viewBox="0 0 28 1481">
          <text:p/>
        </draw:connector>
        <draw:connector draw:style-name="gr28" draw:text-style-name="P12" draw:layer="layout" draw:type="line" svg:x1="10.091cm" svg:y1="10.576cm" svg:x2="11.493cm" svg:y2="10.562cm" draw:start-shape="id4" draw:start-glue-point="1" draw:end-shape="id9" draw:end-glue-point="3" svg:d="M10091 10576l1402-14" svg:viewBox="0 0 1403 15">
          <text:p/>
        </draw:connector>
        <draw:connector draw:style-name="gr29" draw:text-style-name="P12" draw:layer="layout" svg:x1="17.908cm" svg:y1="6.206cm" svg:x2="15.938cm" svg:y2="10.562cm" draw:start-shape="id10" draw:start-glue-point="2" draw:end-shape="id9" draw:end-glue-point="1" svg:d="M17908 6206v4356h-1970" svg:viewBox="0 0 1971 4357">
          <text:p/>
        </draw:connector>
        <draw:frame draw:style-name="gr30" draw:text-style-name="P13" draw:layer="layout" svg:width="2.123cm" svg:height="0.645cm" svg:x="13.781cm" svg:y="6.985cm">
          <draw:text-box>
            <text:p><text:span text:style-name="T6">address </text:span><text:span text:style-name="T6">in</text:span></text:p>
          </draw:text-box>
        </draw:frame>
        <draw:frame draw:style-name="gr31" draw:text-style-name="P13" draw:layer="layout" svg:width="0.781cm" svg:height="0.763cm" svg:x="11.841cm" svg:y="6.15cm">
          <draw:text-box>
            <text:p><text:span text:style-name="T2">Z</text:span></text:p>
          </draw:text-box>
        </draw:frame>
        <draw:frame draw:style-name="gr32" draw:text-style-name="P13" draw:layer="layout" svg:width="1.239cm" svg:height="0.763cm" svg:x="9.087cm" svg:y="6.13cm">
          <draw:text-box>
            <text:p><text:span text:style-name="T2">A,V</text:span></text:p>
          </draw:text-box>
        </draw:frame>
        <draw:frame draw:style-name="gr31" draw:text-style-name="P13" draw:layer="layout" svg:width="0.781cm" svg:height="0.763cm" svg:x="9.082cm" svg:y="9.19cm">
          <draw:text-box>
            <text:p><text:span text:style-name="T2">Z</text:span></text:p>
          </draw:text-box>
        </draw:frame>
        <draw:connector draw:style-name="gr33" draw:text-style-name="P12" draw:layer="layout" svg:x1="16.956cm" svg:y1="5.571cm" svg:x2="13.715cm" svg:y2="7.542cm" draw:start-shape="id10" draw:start-glue-point="3" draw:end-shape="id5" draw:end-glue-point="0" svg:d="M16956 5571h-3241v1971" svg:viewBox="0 0 3242 1972">
          <text:p/>
        </draw:connector>
        <draw:connector draw:style-name="gr34" draw:text-style-name="P12" draw:layer="layout" draw:type="curve" svg:x1="11.251cm" svg:y1="3.031cm" svg:x2="13.903cm" svg:y2="1.441cm" draw:start-shape="id1" draw:start-glue-point="1" svg:d="M11251 3031c2383 0 1058-1590 2652-1590" svg:viewBox="0 0 2653 1591">
          <text:p/>
        </draw:connector>
        <draw:connector draw:style-name="gr35" draw:text-style-name="P12" draw:layer="layout" draw:type="curve" svg:x1="11.251cm" svg:y1="3.031cm" svg:x2="13.967cm" svg:y2="2.086cm" draw:start-shape="id1" draw:start-glue-point="1" svg:d="M11251 3031c2431 0 1074-945 2716-945" svg:viewBox="0 0 2717 946">
          <text:p/>
        </draw:connector>
        <draw:connector draw:style-name="gr36" draw:text-style-name="P12" draw:layer="layout" draw:type="curve" svg:x1="11.251cm" svg:y1="3.031cm" svg:x2="13.989cm" svg:y2="2.796cm" draw:start-shape="id1" draw:start-glue-point="1" svg:d="M11251 3031c2448 0 1079-235 2738-235" svg:viewBox="0 0 2739 236">
          <text:p/>
        </draw:connector>
        <draw:connector draw:style-name="gr37" draw:text-style-name="P12" draw:layer="layout" draw:type="curve" svg:x1="11.251cm" svg:y1="3.031cm" svg:x2="14.01cm" svg:y2="4.173cm" draw:start-shape="id1" draw:start-glue-point="1" svg:d="M11251 3031c2464 0 1085 1142 2759 1142" svg:viewBox="0 0 2760 1143">
          <text:p/>
        </draw:connector>
        <draw:frame draw:style-name="gr7" draw:text-style-name="P6" draw:layer="layout" svg:width="0.784cm" svg:height="0.763cm" svg:x="13.236cm" svg:y="3.031cm">
          <draw:text-box>
            <text:p><text:span text:style-name="T2">⋮</text:span></text:p>
          </draw:text-box>
        </draw:frame>
        <draw:frame draw:style-name="gr38" draw:text-style-name="P14" draw:layer="layout" svg:width="5.506cm" svg:height="0.725cm" svg:x="11.321cm" svg:y="0.486cm">
          <draw:text-box>
            <text:p><text:span text:style-name="T3">Contro</text:span><text:span text:style-name="T3">l </text:span><text:span text:style-name="T3">signals </text:span><text:span text:style-name="T3">to </text:span><text:span text:style-name="T3">modul</text:span><text:span text:style-name="T3">es</text:span></text:p>
          </draw:text-box>
        </draw:frame>
        <draw:frame draw:style-name="gr30" draw:text-style-name="P13" draw:layer="layout" svg:width="2.123cm" svg:height="0.645cm" svg:x="13.815cm" svg:y="11.102cm">
          <draw:text-box>
            <text:p><text:span text:style-name="T6">address </text:span><text:span text:style-name="T6">in</text:span></text:p>
          </draw:text-box>
        </draw:frame>
        <draw:frame draw:style-name="gr39" draw:text-style-name="P13" draw:layer="layout" svg:width="2.136cm" svg:height="0.645cm" svg:x="16.411cm" svg:y="10.562cm">
          <draw:text-box>
            <text:p><text:span text:style-name="T6">data </text:span><text:span text:style-name="T6">in/out</text:span></text:p>
          </draw:text-box>
        </draw:frame>
        <draw:frame draw:style-name="gr40" draw:text-style-name="P13" draw:layer="layout" svg:width="1.357cm" svg:height="1.039cm" svg:x="10.174cm" svg:y="10.731cm">
          <draw:text-box>
            <text:p text:style-name="P15"><text:span text:style-name="T6">data </text:span><text:span text:style-name="T6"><text:line-break/></text:span><text:span text:style-name="T6">in/out</text:span></text:p>
          </draw:text-box>
        </draw:frame>
        <draw:frame draw:style-name="gr41" draw:text-style-name="P13" draw:layer="layout" svg:width="1.281cm" svg:height="1.039cm" svg:x="10.265cm" svg:y="8.277cm">
          <draw:text-box>
            <text:p text:style-name="P15"><text:span text:style-name="T6">data </text:span><text:span text:style-name="T6"><text:line-break/></text:span><text:span text:style-name="T6">out</text:span></text:p>
          </draw:text-box>
        </draw:frame>
        <draw:frame draw:style-name="gr32" draw:text-style-name="P13" draw:layer="layout" svg:width="1.239cm" svg:height="0.763cm" svg:x="9.088cm" svg:y="3.631cm">
          <draw:text-box>
            <text:p><text:span text:style-name="T2">A,V</text:span></text:p>
          </draw:text-box>
        </draw:frame>
        <draw:frame draw:style-name="gr42" draw:text-style-name="P13" draw:layer="layout" svg:width="0.718cm" svg:height="0.683cm" svg:x="9.536cm" svg:y="4.848cm">
          <draw:text-box>
            <text:p><text:span text:style-name="T7">4</text:span></text:p>
          </draw:text-box>
        </draw:frame>
        <draw:frame draw:style-name="gr42" draw:text-style-name="P13" draw:layer="layout" svg:width="0.718cm" svg:height="0.683cm" svg:x="12.27cm" svg:y="4.849cm">
          <draw:text-box>
            <text:p><text:span text:style-name="T7">8</text:span></text:p>
          </draw:text-box>
        </draw:frame>
        <draw:frame draw:style-name="gr43" draw:text-style-name="P13" draw:layer="layout" svg:width="0.934cm" svg:height="0.683cm" svg:x="18.116cm" svg:y="4.85cm">
          <draw:text-box>
            <text:p><text:span text:style-name="T7">16</text:span></text:p>
          </draw:text-box>
        </draw:frame>
        <draw:frame draw:style-name="gr43" draw:text-style-name="P13" draw:layer="layout" svg:width="0.934cm" svg:height="0.683cm" svg:x="15.26cm" svg:y="12.617cm">
          <draw:text-box>
            <text:p><text:span text:style-name="T7">16</text:span></text:p>
          </draw:text-box>
        </draw:frame>
        <draw:frame draw:style-name="gr42" draw:text-style-name="P13" draw:layer="layout" svg:width="0.718cm" svg:height="0.683cm" svg:x="12.872cm" svg:y="12.618cm">
          <draw:text-box>
            <text:p><text:span text:style-name="T7">8</text:span></text:p>
          </draw:text-box>
        </draw:frame>
        <draw:frame draw:style-name="gr42" draw:text-style-name="P13" draw:layer="layout" svg:width="0.718cm" svg:height="0.683cm" svg:x="9.528cm" svg:y="9.863cm">
          <draw:text-box>
            <text:p><text:span text:style-name="T7">8</text:span></text:p>
          </draw:text-box>
        </draw:frame>
        <draw:frame draw:style-name="gr42" draw:text-style-name="P13" draw:layer="layout" svg:width="0.718cm" svg:height="0.683cm" svg:x="9.55cm" svg:y="7.498cm">
          <draw:text-box>
            <text:p><text:span text:style-name="T7">8</text:span></text:p>
          </draw:text-box>
        </draw:frame>
        <draw:custom-shape draw:style-name="gr44" draw:text-style-name="P4" xml:id="id11" draw:id="id11" draw:layer="layout" svg:width="2.252cm" svg:height="1.27cm" svg:x="21.878cm" svg:y="12.929cm">
          <text:p text:style-name="P1">Clock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0.784cm" svg:height="0.763cm" svg:x="17.78cm" svg:y="13.436cm">
          <draw:text-box>
            <text:p><text:span text:style-name="T2">⋮</text:span></text:p>
          </draw:text-box>
        </draw:frame>
        <draw:connector draw:style-name="gr45" draw:text-style-name="P12" draw:layer="layout" draw:type="curve" svg:x1="21.878cm" svg:y1="13.564cm" svg:x2="18.124cm" svg:y2="12.54cm" draw:start-shape="id11" draw:start-glue-point="3" svg:d="M21878 13564c-3210 0-1333-1024-3754-1024" svg:viewBox="0 0 3755 1025">
          <text:p/>
        </draw:connector>
        <draw:connector draw:style-name="gr46" draw:text-style-name="P12" draw:layer="layout" draw:type="curve" svg:x1="21.878cm" svg:y1="13.564cm" svg:x2="18.038cm" svg:y2="13.099cm" draw:start-shape="id11" draw:start-glue-point="3" svg:d="M21878 13564c-3274 0-1355-465-3840-465" svg:viewBox="0 0 3841 466">
          <text:p/>
        </draw:connector>
        <draw:connector draw:style-name="gr47" draw:text-style-name="P12" draw:layer="layout" draw:type="curve" svg:x1="21.878cm" svg:y1="13.564cm" svg:x2="18.038cm" svg:y2="11.894cm" draw:start-shape="id11" draw:start-glue-point="3" svg:d="M21878 13564c-3274 0-1355-1670-3840-1670" svg:viewBox="0 0 3841 1671">
          <text:p/>
        </draw:connector>
        <draw:connector draw:style-name="gr48" draw:text-style-name="P12" draw:layer="layout" draw:type="curve" svg:x1="21.878cm" svg:y1="13.564cm" svg:x2="18.038cm" svg:y2="14.605cm" draw:start-shape="id11" draw:start-glue-point="3" svg:d="M21878 13564c-3274 0-1355 1041-3840 1041" svg:viewBox="0 0 3841 1042">
          <text:p/>
        </draw:connector>
        <draw:frame draw:style-name="gr49" draw:text-style-name="P14" draw:layer="layout" svg:width="4.985cm" svg:height="0.725cm" svg:x="16.473cm" svg:y="14.796cm">
          <draw:text-box>
            <text:p><text:span text:style-name="T3">Clock </text:span><text:span text:style-name="T3">signal </text:span><text:span text:style-name="T3">to </text:span><text:span text:style-name="T3">modul</text:span><text:span text:style-name="T3">es</text:span></text:p>
          </draw:text-box>
        </draw:frame>
        <draw:connector draw:style-name="gr50" draw:text-style-name="P12" draw:layer="layout" svg:x1="15.043cm" svg:y1="12.7cm" svg:x2="13.715cm" svg:y2="11.168cm" draw:start-shape="id12" draw:start-glue-point="0" draw:end-shape="id9" draw:end-glue-point="2" svg:d="M15043 12700v-766h-1328v-766" svg:viewBox="0 0 1329 1533">
          <text:p/>
        </draw:connector>
        <draw:connector draw:style-name="gr51" draw:text-style-name="P12" draw:layer="layout" svg:x1="12.503cm" svg:y1="12.7cm" svg:x2="13.715cm" svg:y2="11.168cm" draw:start-shape="id13" draw:start-glue-point="0" draw:end-shape="id9" draw:end-glue-point="2" svg:d="M12503 12700v-766h1212v-766" svg:viewBox="0 0 1213 1533">
          <text:p/>
        </draw:connector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52" draw:text-style-name="P3" draw:layer="layout" svg:width="1.27cm" svg:height="1.27cm" svg:x="11.007cm" svg:y="5.19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3" draw:text-style-name="P3" draw:layer="layout" svg:width="1.27cm" svg:height="1.27cm" svg:x="12.277cm" svg:y="5.19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3" draw:text-style-name="P3" draw:layer="layout" svg:width="1.27cm" svg:height="1.27cm" svg:x="13.547cm" svg:y="5.19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3" draw:text-style-name="P3" draw:layer="layout" svg:width="1.27cm" svg:height="1.27cm" svg:x="14.817cm" svg:y="5.19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3" draw:text-style-name="P3" draw:layer="layout" svg:width="1.27cm" svg:height="1.27cm" svg:x="16.087cm" svg:y="5.19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3" draw:text-style-name="P3" draw:layer="layout" svg:width="1.27cm" svg:height="1.27cm" svg:x="17.357cm" svg:y="5.19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3" draw:text-style-name="P3" draw:layer="layout" svg:width="1.27cm" svg:height="1.27cm" svg:x="18.627cm" svg:y="5.191cm">
          <text:p text:style-name="P1">0</text:p>
          <draw:enhanced-geometry svg:viewBox="0 0 21600 21600" draw:type="rectangle" draw:enhanced-path="M 0 0 L 21600 0 21600 21600 0 21600 0 0 Z N"/>
        </draw:custom-shape>
        <draw:line draw:style-name="gr54" draw:text-style-name="P12" draw:layer="layout" svg:x1="11.642cm" svg:y1="7.731cm" svg:x2="11.642cm" svg:y2="6.461cm">
          <text:p/>
        </draw:line>
        <draw:frame draw:style-name="gr55" draw:text-style-name="P13" draw:layer="layout" svg:width="3.851cm" svg:height="0.962cm" svg:x="7.14cm" svg:y="5.388cm">
          <draw:text-box>
            <text:p>Data Array:</text:p>
          </draw:text-box>
        </draw:frame>
        <draw:frame draw:style-name="gr56" draw:text-style-name="P16" draw:layer="layout" svg:width="5.08cm" svg:height="0.977cm" svg:x="9.102cm" svg:y="7.913cm">
          <draw:text-box>
            <text:p text:style-name="P15">Data Pointer</text:p>
          </draw:text-box>
        </draw:frame>
        <draw:frame draw:style-name="gr42" draw:text-style-name="P13" draw:layer="layout" svg:width="0.718cm" svg:height="0.683cm" svg:x="11.259cm" svg:y="4.508cm">
          <draw:text-box>
            <text:p><text:span text:style-name="T7">0</text:span></text:p>
          </draw:text-box>
        </draw:frame>
        <draw:frame draw:style-name="gr42" draw:text-style-name="P13" draw:layer="layout" svg:width="0.718cm" svg:height="0.683cm" svg:x="12.529cm" svg:y="4.508cm">
          <draw:text-box>
            <text:p><text:span text:style-name="T7">1</text:span></text:p>
          </draw:text-box>
        </draw:frame>
        <draw:frame draw:style-name="gr42" draw:text-style-name="P13" draw:layer="layout" svg:width="0.718cm" svg:height="0.683cm" svg:x="13.804cm" svg:y="4.508cm">
          <draw:text-box>
            <text:p><text:span text:style-name="T7">2</text:span></text:p>
          </draw:text-box>
        </draw:frame>
        <draw:frame draw:style-name="gr42" draw:text-style-name="P13" draw:layer="layout" svg:width="0.718cm" svg:height="0.683cm" svg:x="15.069cm" svg:y="4.508cm">
          <draw:text-box>
            <text:p><text:span text:style-name="T7">3</text:span></text:p>
          </draw:text-box>
        </draw:frame>
        <draw:frame draw:style-name="gr42" draw:text-style-name="P13" draw:layer="layout" svg:width="0.718cm" svg:height="0.683cm" svg:x="16.296cm" svg:y="4.509cm">
          <draw:text-box>
            <text:p><text:span text:style-name="T7">4</text:span></text:p>
          </draw:text-box>
        </draw:frame>
        <draw:frame draw:style-name="gr42" draw:text-style-name="P13" draw:layer="layout" svg:width="0.718cm" svg:height="0.683cm" svg:x="17.566cm" svg:y="4.509cm">
          <draw:text-box>
            <text:p><text:span text:style-name="T7">5</text:span></text:p>
          </draw:text-box>
        </draw:frame>
        <draw:frame draw:style-name="gr42" draw:text-style-name="P13" draw:layer="layout" svg:width="0.718cm" svg:height="0.683cm" svg:x="18.841cm" svg:y="4.509cm">
          <draw:text-box>
            <text:p><text:span text:style-name="T7">6</text:span></text:p>
          </draw:text-box>
        </draw:frame>
        <draw:frame draw:style-name="gr57" draw:text-style-name="P13" draw:layer="layout" svg:width="0.832cm" svg:height="0.683cm" svg:x="20.118cm" svg:y="4.445cm">
          <draw:text-box>
            <text:p><text:span text:style-name="T7">...</text:span></text:p>
          </draw:text-box>
        </draw:frame>
        <draw:frame draw:style-name="gr58" draw:text-style-name="P13" draw:layer="layout" svg:width="2.348cm" svg:height="1.115cm" svg:x="8.727cm" svg:y="4.509cm">
          <draw:text-box>
            <text:p><text:span text:style-name="T7">Addres</text:span><text:span text:style-name="T7">s:</text:span></text:p>
          </draw:text-box>
        </draw:frame>
        <draw:custom-shape draw:style-name="gr59" draw:text-style-name="P3" draw:layer="layout" svg:width="1.27cm" svg:height="1.27cm" svg:x="19.897cm" svg:y="5.191cm">
          <text:p text:style-name="P1">0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59" draw:text-style-name="P18" draw:layer="layout" svg:width="1.27cm" svg:height="1.27cm" svg:x="24.765cm" svg:y="4.445cm">
          <text:p text:style-name="P17"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52" draw:text-style-name="P18" draw:layer="layout" svg:width="1.27cm" svg:height="1.27cm" svg:x="5.715cm" svg:y="4.445cm">
          <text:p text:style-name="P17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3" draw:text-style-name="P18" draw:layer="layout" svg:width="1.27cm" svg:height="1.27cm" svg:x="6.985cm" svg:y="4.445cm">
          <text:p text:style-name="P17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3" draw:text-style-name="P18" draw:layer="layout" svg:width="1.27cm" svg:height="1.27cm" svg:x="8.255cm" svg:y="4.445cm">
          <text:p text:style-name="P17"><text:span text:style-name="T8">15</text:span></text:p>
          <draw:enhanced-geometry svg:viewBox="0 0 21600 21600" draw:type="rectangle" draw:enhanced-path="M 0 0 L 21600 0 21600 21600 0 21600 0 0 Z N"/>
        </draw:custom-shape>
        <draw:custom-shape draw:style-name="gr53" draw:text-style-name="P18" draw:layer="layout" svg:width="1.27cm" svg:height="1.27cm" svg:x="9.525cm" svg:y="4.445cm">
          <text:p text:style-name="P17"><text:span text:style-name="T8">16</text:span></text:p>
          <draw:enhanced-geometry svg:viewBox="0 0 21600 21600" draw:type="rectangle" draw:enhanced-path="M 0 0 L 21600 0 21600 21600 0 21600 0 0 Z N"/>
        </draw:custom-shape>
        <draw:custom-shape draw:style-name="gr53" draw:text-style-name="P18" draw:layer="layout" svg:width="1.27cm" svg:height="1.27cm" svg:x="10.795cm" svg:y="4.445cm">
          <text:p text:style-name="P17"><text:span text:style-name="T8">17</text:span></text:p>
          <draw:enhanced-geometry svg:viewBox="0 0 21600 21600" draw:type="rectangle" draw:enhanced-path="M 0 0 L 21600 0 21600 21600 0 21600 0 0 Z N"/>
        </draw:custom-shape>
        <draw:custom-shape draw:style-name="gr53" draw:text-style-name="P18" draw:layer="layout" svg:width="1.27cm" svg:height="1.27cm" svg:x="12.065cm" svg:y="4.445cm">
          <text:p text:style-name="P17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3" draw:text-style-name="P18" draw:layer="layout" svg:width="1.27cm" svg:height="1.27cm" svg:x="13.335cm" svg:y="4.445cm">
          <text:p text:style-name="P17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3" draw:text-style-name="P18" draw:layer="layout" svg:width="1.27cm" svg:height="1.27cm" svg:x="14.605cm" svg:y="4.445cm">
          <text:p text:style-name="P17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3" draw:text-style-name="P18" draw:layer="layout" svg:width="1.27cm" svg:height="1.27cm" svg:x="15.875cm" svg:y="4.445cm">
          <text:p text:style-name="P17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3" draw:text-style-name="P18" draw:layer="layout" svg:width="1.27cm" svg:height="1.27cm" svg:x="17.145cm" svg:y="4.445cm">
          <text:p text:style-name="P17"><text:span text:style-name="T8">41</text:span></text:p>
          <draw:enhanced-geometry svg:viewBox="0 0 21600 21600" draw:type="rectangle" draw:enhanced-path="M 0 0 L 21600 0 21600 21600 0 21600 0 0 Z N"/>
        </draw:custom-shape>
        <draw:custom-shape draw:style-name="gr53" draw:text-style-name="P18" draw:layer="layout" svg:width="1.27cm" svg:height="1.27cm" svg:x="18.415cm" svg:y="4.445cm">
          <text:p text:style-name="P17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3" draw:text-style-name="P18" draw:layer="layout" svg:width="1.27cm" svg:height="1.27cm" svg:x="19.685cm" svg:y="4.445cm">
          <text:p text:style-name="P17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3" draw:text-style-name="P18" draw:layer="layout" svg:width="1.27cm" svg:height="1.27cm" svg:x="20.955cm" svg:y="4.445cm">
          <text:p text:style-name="P17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3" draw:text-style-name="P18" draw:layer="layout" svg:width="1.27cm" svg:height="1.27cm" svg:x="22.225cm" svg:y="4.445cm">
          <text:p text:style-name="P17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3" draw:text-style-name="P18" draw:layer="layout" svg:width="1.27cm" svg:height="1.27cm" svg:x="23.495cm" svg:y="4.445cm">
          <text:p text:style-name="P17"><text:span text:style-name="T8">0</text:span></text:p>
          <draw:enhanced-geometry svg:viewBox="0 0 21600 21600" draw:type="rectangle" draw:enhanced-path="M 0 0 L 21600 0 21600 21600 0 21600 0 0 Z N"/>
        </draw:custom-shape>
        <draw:line draw:style-name="gr54" draw:text-style-name="P12" draw:layer="layout" svg:x1="11.43cm" svg:y1="7.111cm" svg:x2="11.43cm" svg:y2="5.841cm">
          <text:p/>
        </draw:line>
        <draw:frame draw:style-name="gr55" draw:text-style-name="P19" draw:layer="layout" svg:width="3.851cm" svg:height="0.962cm" svg:x="1.693cm" svg:y="4.553cm">
          <draw:text-box>
            <text:p><text:span text:style-name="T8">Data </text:span><text:span text:style-name="T8">(RA</text:span><text:span text:style-name="T8">M)</text:span></text:p>
          </draw:text-box>
        </draw:frame>
        <draw:frame draw:style-name="gr60" draw:text-style-name="P20" draw:layer="layout" svg:width="5.08cm" svg:height="1.673cm" svg:x="8.89cm" svg:y="7.293cm">
          <draw:text-box>
            <text:p text:style-name="P15"><text:span text:style-name="T8">Data </text:span><text:span text:style-name="T8">Poin</text:span><text:span text:style-name="T8">ter</text:span><text:span text:style-name="T8"><text:line-break/></text:span><text:span text:style-name="T8">(DP </text:span><text:span text:style-name="T8">= 4)</text:span></text:p>
          </draw:text-box>
        </draw:frame>
        <draw:frame draw:style-name="gr42" draw:text-style-name="P19" draw:layer="layout" svg:width="0.718cm" svg:height="0.683cm" svg:x="5.967cm" svg:y="3.762cm">
          <draw:text-box>
            <text:p><text:span text:style-name="T7">0</text:span></text:p>
          </draw:text-box>
        </draw:frame>
        <draw:frame draw:style-name="gr42" draw:text-style-name="P19" draw:layer="layout" svg:width="0.718cm" svg:height="0.683cm" svg:x="7.237cm" svg:y="3.762cm">
          <draw:text-box>
            <text:p><text:span text:style-name="T7">1</text:span></text:p>
          </draw:text-box>
        </draw:frame>
        <draw:frame draw:style-name="gr42" draw:text-style-name="P19" draw:layer="layout" svg:width="0.718cm" svg:height="0.683cm" svg:x="8.512cm" svg:y="3.762cm">
          <draw:text-box>
            <text:p><text:span text:style-name="T7">2</text:span></text:p>
          </draw:text-box>
        </draw:frame>
        <draw:frame draw:style-name="gr42" draw:text-style-name="P19" draw:layer="layout" svg:width="0.718cm" svg:height="0.683cm" svg:x="9.777cm" svg:y="3.762cm">
          <draw:text-box>
            <text:p><text:span text:style-name="T7">3</text:span></text:p>
          </draw:text-box>
        </draw:frame>
        <draw:frame draw:style-name="gr42" draw:text-style-name="P19" draw:layer="layout" svg:width="0.718cm" svg:height="0.683cm" svg:x="11.004cm" svg:y="3.763cm">
          <draw:text-box>
            <text:p><text:span text:style-name="T7">4</text:span></text:p>
          </draw:text-box>
        </draw:frame>
        <draw:frame draw:style-name="gr42" draw:text-style-name="P19" draw:layer="layout" svg:width="0.718cm" svg:height="0.683cm" svg:x="12.274cm" svg:y="3.763cm">
          <draw:text-box>
            <text:p><text:span text:style-name="T7">5</text:span></text:p>
          </draw:text-box>
        </draw:frame>
        <draw:frame draw:style-name="gr42" draw:text-style-name="P19" draw:layer="layout" svg:width="0.718cm" svg:height="0.683cm" svg:x="13.549cm" svg:y="3.763cm">
          <draw:text-box>
            <text:p><text:span text:style-name="T7">6</text:span></text:p>
          </draw:text-box>
        </draw:frame>
        <draw:frame draw:style-name="gr42" draw:text-style-name="P19" draw:layer="layout" svg:width="0.718cm" svg:height="0.683cm" svg:x="14.814cm" svg:y="3.763cm">
          <draw:text-box>
            <text:p><text:span text:style-name="T7">7</text:span></text:p>
          </draw:text-box>
        </draw:frame>
        <draw:frame draw:style-name="gr42" draw:text-style-name="P19" draw:layer="layout" svg:width="0.718cm" svg:height="0.683cm" svg:x="16.136cm" svg:y="3.762cm">
          <draw:text-box>
            <text:p><text:span text:style-name="T7">8</text:span></text:p>
          </draw:text-box>
        </draw:frame>
        <draw:frame draw:style-name="gr42" draw:text-style-name="P19" draw:layer="layout" svg:width="0.718cm" svg:height="0.683cm" svg:x="17.406cm" svg:y="3.762cm">
          <draw:text-box>
            <text:p><text:span text:style-name="T7">9</text:span></text:p>
          </draw:text-box>
        </draw:frame>
        <draw:frame draw:style-name="gr43" draw:text-style-name="P19" draw:layer="layout" svg:width="0.934cm" svg:height="0.683cm" svg:x="18.681cm" svg:y="3.762cm">
          <draw:text-box>
            <text:p><text:span text:style-name="T7">10</text:span></text:p>
          </draw:text-box>
        </draw:frame>
        <draw:frame draw:style-name="gr43" draw:text-style-name="P19" draw:layer="layout" svg:width="0.934cm" svg:height="0.683cm" svg:x="19.946cm" svg:y="3.762cm">
          <draw:text-box>
            <text:p><text:span text:style-name="T7">11</text:span></text:p>
          </draw:text-box>
        </draw:frame>
        <draw:frame draw:style-name="gr43" draw:text-style-name="P19" draw:layer="layout" svg:width="0.934cm" svg:height="0.683cm" svg:x="21.173cm" svg:y="3.763cm">
          <draw:text-box>
            <text:p><text:span text:style-name="T7">12</text:span></text:p>
          </draw:text-box>
        </draw:frame>
        <draw:frame draw:style-name="gr43" draw:text-style-name="P19" draw:layer="layout" svg:width="0.934cm" svg:height="0.683cm" svg:x="22.443cm" svg:y="3.763cm">
          <draw:text-box>
            <text:p><text:span text:style-name="T7">13</text:span></text:p>
          </draw:text-box>
        </draw:frame>
        <draw:frame draw:style-name="gr43" draw:text-style-name="P19" draw:layer="layout" svg:width="0.934cm" svg:height="0.683cm" svg:x="23.718cm" svg:y="3.763cm">
          <draw:text-box>
            <text:p><text:span text:style-name="T7">14</text:span></text:p>
          </draw:text-box>
        </draw:frame>
        <draw:frame draw:style-name="gr57" draw:text-style-name="P19" draw:layer="layout" svg:width="0.832cm" svg:height="0.683cm" svg:x="24.983cm" svg:y="3.763cm">
          <draw:text-box>
            <text:p><text:span text:style-name="T7">...</text:span></text:p>
          </draw:text-box>
        </draw:frame>
        <draw:frame draw:style-name="gr58" draw:text-style-name="P19" draw:layer="layout" svg:width="2.348cm" svg:height="1.115cm" svg:x="3.435cm" svg:y="3.763cm">
          <draw:text-box>
            <text:p><text:span text:style-name="T7">Addres</text:span><text:span text:style-name="T7">s: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5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61" draw:text-style-name="P23" draw:layer="layout" svg:width="1.751cm" svg:height="1.752cm" svg:x="0.635cm" svg:y="2.176cm">
          <text:p text:style-name="P22"><text:span text:style-name="T9">I3</text:span></text:p>
          <draw:enhanced-geometry svg:viewBox="0 0 21600 21600" draw:type="rectangle" draw:enhanced-path="M 0 0 L 21600 0 21600 21600 0 21600 0 0 Z N"/>
        </draw:custom-shape>
        <draw:custom-shape draw:style-name="gr62" draw:text-style-name="P23" draw:layer="layout" svg:width="1.752cm" svg:height="1.752cm" svg:x="2.386cm" svg:y="2.176cm">
          <text:p text:style-name="P22"><text:span text:style-name="T9">I2</text:span></text:p>
          <draw:enhanced-geometry svg:viewBox="0 0 21600 21600" draw:type="rectangle" draw:enhanced-path="M 0 0 L 21600 0 21600 21600 0 21600 0 0 Z N"/>
        </draw:custom-shape>
        <draw:custom-shape draw:style-name="gr62" draw:text-style-name="P23" draw:layer="layout" svg:width="1.752cm" svg:height="1.752cm" svg:x="4.138cm" svg:y="2.176cm">
          <text:p text:style-name="P22"><text:span text:style-name="T9">I1</text:span></text:p>
          <draw:enhanced-geometry svg:viewBox="0 0 21600 21600" draw:type="rectangle" draw:enhanced-path="M 0 0 L 21600 0 21600 21600 0 21600 0 0 Z N"/>
        </draw:custom-shape>
        <draw:custom-shape draw:style-name="gr63" draw:text-style-name="P23" draw:layer="layout" svg:width="1.751cm" svg:height="1.752cm" svg:x="5.89cm" svg:y="2.176cm">
          <text:p text:style-name="P22"><text:span text:style-name="T9">I0</text:span></text:p>
          <draw:enhanced-geometry svg:viewBox="0 0 21600 21600" draw:type="rectangle" draw:enhanced-path="M 0 0 L 21600 0 21600 21600 0 21600 0 0 Z N"/>
        </draw:custom-shape>
        <draw:custom-shape draw:style-name="gr62" draw:text-style-name="P23" draw:layer="layout" svg:width="1.752cm" svg:height="1.752cm" svg:x="7.641cm" svg:y="2.176cm">
          <text:p text:style-name="P22"><text:span text:style-name="T9">V</text:span></text:p>
          <draw:enhanced-geometry svg:viewBox="0 0 21600 21600" draw:type="rectangle" draw:enhanced-path="M 0 0 L 21600 0 21600 21600 0 21600 0 0 Z N"/>
        </draw:custom-shape>
        <draw:custom-shape draw:style-name="gr63" draw:text-style-name="P23" draw:layer="layout" svg:width="1.751cm" svg:height="1.752cm" svg:x="9.393cm" svg:y="2.176cm">
          <text:p text:style-name="P22"><text:span text:style-name="T9">A</text:span></text:p>
          <draw:enhanced-geometry svg:viewBox="0 0 21600 21600" draw:type="rectangle" draw:enhanced-path="M 0 0 L 21600 0 21600 21600 0 21600 0 0 Z N"/>
        </draw:custom-shape>
        <draw:custom-shape draw:style-name="gr62" draw:text-style-name="P23" draw:layer="layout" svg:width="1.752cm" svg:height="1.752cm" svg:x="11.144cm" svg:y="2.176cm">
          <text:p text:style-name="P22"><text:span text:style-name="T9">Z</text:span><text:span text:style-name="T9"><text:line-break/></text:span><text:span text:style-name="T9">(D)</text:span></text:p>
          <draw:enhanced-geometry svg:viewBox="0 0 21600 21600" draw:type="rectangle" draw:enhanced-path="M 0 0 L 21600 0 21600 21600 0 21600 0 0 Z N"/>
        </draw:custom-shape>
        <draw:custom-shape draw:style-name="gr62" draw:text-style-name="P23" draw:layer="layout" svg:width="1.752cm" svg:height="1.752cm" svg:x="12.896cm" svg:y="2.176cm">
          <text:p text:style-name="P22"><text:span text:style-name="T9">Z</text:span><text:span text:style-name="T9"><text:line-break/></text:span><text:span text:style-name="T9">(L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25" draw:layer="layout" svg:width="5.667cm" svg:height="1.149cm" svg:x="2.463cm" svg:y="1.162cm">
          <draw:text-box>
            <text:p text:style-name="P24"><text:span text:style-name="T10">I</text:span><text:span text:style-name="T10">n</text:span><text:span text:style-name="T10">s</text:span><text:span text:style-name="T10">t</text:span><text:span text:style-name="T10">r</text:span><text:span text:style-name="T10">u</text:span><text:span text:style-name="T10">c</text:span><text:span text:style-name="T10">t</text:span><text:span text:style-name="T10">i</text:span><text:span text:style-name="T10">o</text:span><text:span text:style-name="T10">n</text:span></text:p>
          </draw:text-box>
        </draw:frame>
        <draw:frame draw:style-name="gr65" draw:text-style-name="P27" draw:layer="layout" svg:width="2.863cm" svg:height="1.148cm" svg:x="9.914cm" svg:y="1.207cm">
          <draw:text-box>
            <text:p text:style-name="P26"><text:span text:style-name="T10">S</text:span><text:span text:style-name="T10">t</text:span><text:span text:style-name="T10">a</text:span><text:span text:style-name="T10">t</text:span><text:span text:style-name="T10">e</text:span></text:p>
          </draw:text-box>
        </draw:frame>
        <draw:line draw:style-name="gr66" draw:text-style-name="P28" draw:layer="layout" svg:x1="7.663cm" svg:y1="1.216cm" svg:x2="7.657cm" svg:y2="4.761cm">
          <text:p text:style-name="P15"><text:span text:style-name="T9"/></text:p>
        </draw:line>
        <draw:frame draw:style-name="gr67" draw:text-style-name="P30" draw:layer="layout" svg:width="3.22cm" svg:height="1.149cm" svg:x="10.115cm" svg:y="7.106cm">
          <draw:text-box>
            <text:p text:style-name="P29"><text:span text:style-name="T11">A</text:span><text:span text:style-name="T11">d</text:span><text:span text:style-name="T11">d</text:span><text:span text:style-name="T11">r</text:span><text:span text:style-name="T11">e</text:span><text:span text:style-name="T11">s</text:span><text:span text:style-name="T11">s</text:span></text:p>
          </draw:text-box>
        </draw:frame>
        <draw:custom-shape draw:style-name="gr68" draw:text-style-name="P31" draw:layer="layout" svg:width="7.62cm" svg:height="0.635cm" svg:x="18.383cm" svg:y="2.2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7.62cm" svg:height="0.635cm" svg:x="18.383cm" svg:y="2.899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7.62cm" svg:height="0.635cm" svg:x="18.383cm" svg:y="3.54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7.62cm" svg:height="0.635cm" svg:x="18.383cm" svg:y="4.17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7.62cm" svg:height="0.635cm" svg:x="18.383cm" svg:y="4.82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7.62cm" svg:height="0.635cm" svg:x="18.383cm" svg:y="5.45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7.62cm" svg:height="0.635cm" svg:x="18.383cm" svg:y="6.099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7.62cm" svg:height="0.635cm" svg:x="18.383cm" svg:y="6.72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7.62cm" svg:height="0.635cm" svg:x="18.383cm" svg:y="7.35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1" draw:layer="layout" svg:width="7.62cm" svg:height="0.635cm" svg:x="18.383cm" svg:y="7.988cm">
          <text:p text:style-name="P15">Control Signals:</text:p>
          <draw:enhanced-geometry svg:viewBox="0 0 21600 21600" draw:type="rectangle" draw:enhanced-path="M 0 0 L 21600 0 21600 21600 0 21600 0 0 Z N"/>
        </draw:custom-shape>
        <draw:custom-shape draw:style-name="gr69" draw:text-style-name="P31" xml:id="id15" draw:id="id15" draw:layer="layout" svg:width="7.62cm" svg:height="0.635cm" svg:x="18.383cm" svg:y="8.636cm">
          <text:p text:style-name="P15">1100000100000001</text:p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7.62cm" svg:height="0.635cm" svg:x="18.383cm" svg:y="9.26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7.62cm" svg:height="0.635cm" svg:x="18.383cm" svg:y="9.91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7.62cm" svg:height="0.635cm" svg:x="18.383cm" svg:y="10.5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7.62cm" svg:height="0.635cm" svg:x="18.383cm" svg:y="11.18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7.62cm" svg:height="0.635cm" svg:x="18.383cm" svg:y="11.817cm">
          <text:p/>
          <draw:enhanced-geometry svg:viewBox="0 0 21600 21600" draw:type="rectangle" draw:enhanced-path="M 0 0 L 21600 0 21600 21600 0 21600 0 0 Z N"/>
        </draw:custom-shape>
        <draw:frame draw:style-name="gr67" draw:text-style-name="P30" draw:layer="layout" svg:width="5.853cm" svg:height="1.149cm" svg:x="19.207cm" svg:y="0.83cm">
          <draw:text-box>
            <text:p text:style-name="P29"><text:span text:style-name="T11">Micr</text:span><text:span text:style-name="T11">oco</text:span><text:span text:style-name="T11">de </text:span><text:span text:style-name="T11">RO</text:span><text:span text:style-name="T11">M</text:span></text:p>
          </draw:text-box>
        </draw:frame>
        <draw:line draw:style-name="gr70" draw:text-style-name="P12" xml:id="id14" draw:id="id14" draw:layer="layout" svg:x1="0.635cm" svg:y1="5.08cm" svg:x2="14.605cm" svg:y2="5.08cm">
          <text:p/>
        </draw:line>
        <draw:connector draw:style-name="gr71" draw:text-style-name="P12" draw:layer="layout" draw:type="curve" draw:line-skew="-8.515cm" svg:x1="7.62cm" svg:y1="5.08cm" svg:x2="18.383cm" svg:y2="8.953cm" draw:start-shape="id14" draw:start-glue-point="0" draw:end-shape="id15" svg:d="M7620 5080c598 0-4783 3873 10763 3873" svg:viewBox="0 0 11197 3874">
          <text:p/>
        </draw:connector>
        <draw:frame draw:style-name="gr72" draw:text-style-name="P32" draw:layer="layout" svg:width="1.905cm" svg:height="1.508cm" svg:x="21.516cm" svg:y="12.92cm">
          <draw:text-box>
            <text:p><text:span text:style-name="T12">⋮</text:span></text:p>
          </draw:text-box>
        </draw:frame>
        <draw:frame draw:style-name="gr67" draw:text-style-name="P30" draw:layer="layout" svg:width="3.711cm" svg:height="1.149cm" svg:x="5.903cm" svg:y="0.158cm">
          <draw:text-box>
            <text:p text:style-name="P29"><text:span text:style-name="T11">I-</text:span><text:span text:style-name="T11">Re</text:span><text:span text:style-name="T11">gist</text:span><text:span text:style-name="T11">er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6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" svg:font-family="Monosp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9" draw:display-name="Arrowheads 29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8" draw:display-name="Arrowheads 8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2T10:53:00.863340530</meta:creation-date>
    <dc:date>2023-10-27T17:24:30.197830290</dc:date>
    <meta:editing-duration>PT2H37M49S</meta:editing-duration>
    <meta:editing-cycles>13</meta:editing-cycles>
    <meta:generator>LibreOffice/7.3.7.2$Linux_X86_64 LibreOffice_project/30$Build-2</meta:generator>
    <meta:document-statistic meta:object-count="218"/>
  </office:meta>
</office:document-meta>
</file>